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eba01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fe120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شُّعَرَآءِ]</text:h>
      <text:p text:style-name="P2" loext:marker-style-name="T2"><text:bookmark text:name="__DdeLink__3190_3926997263"/><text:span text:style-name="T2"><text:s/>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3190_3926997263 Copy 1"/><text:span text:style-name="T3">¥</text:span><text:bookmark-end text:name="__DdeLink__3190_3926997263 Copy 1"/><text:bookmark-start text:name="__DdeLink__3192_3926997263"/><text:span text:style-name="T3"> </text:span><text:span text:style-name="T2">طَسِٓم؋ّٓؐ تِلْكَ ءَايَـٰتُ </text:span><text:span text:style-name="T5">۴</text:span><text:span text:style-name="T2">لْكِتَـٰبِ </text:span><text:span text:style-name="T5">۱</text:span><text:span text:style-name="T2">لْمُبِيـنِؐ </text:span><text:span text:style-name="T3">(1)</text:span><text:span text:style-name="T2"> لَعَلَّــكَ بَـٰخِعٌ نَّفْسَــكَ أَلاَّ يَكُونُواْ مُومِنِينَؐ </text:span><text:span text:style-name="T3">(2)</text:span><text:span text:style-name="T2"> إِن نَّشَأْ نُنَزّۣلْ عَلَيْهِم مِّــنَ </text:span><text:span text:style-name="T5">۰</text:span><text:span text:style-name="T2">لسَّمَآءِ -ايَةً فَظَلَّــتَ اَعْنَـٰقُهُمْ لَهَا خَـٰضِعِينَؐ </text:span><text:span text:style-name="T3">(3)</text:span><text:span text:style-name="T2"> وَمَا يَاتِيهِم مِّــن ذِكْرٍ مِّــنَ </text:span><text:span text:style-name="T5">۰</text:span><text:span text:style-name="T2">لرَّحْمَـٰــنۣ مُحْدَثٖ اِلاَّ كَانُواْ عَنْهُ مُعْرۣضِينَؐ </text:span><text:span text:style-name="T3">(4)</text:span><text:span text:style-name="T2"> فَقَدْ كَذَّبُواْ فَسَيَاتِيهِمُ; أَنۢبَـٰٓؤُاْ مَا كَانُواْ بِهِ” يَسْتَهْزۣءُونَؐ </text:span><text:span text:style-name="T3">(5)</text:span><text:span text:style-name="T2"> أَوَلَمْ يَرَوۣاْ اِلَــي </text:span><text:span text:style-name="T5">۰</text:span><text:span text:style-name="T2">لاَرْضِ كَمَ اَنۢبَتْنَا فِيهَا مِــن كُلِّ زَوْجٍ كَرۣيمٖؐ </text:span><text:span text:style-name="T3">(6)</text:span><text:span text:style-name="T2"> اِنَّ فِى ذَ؛لِكَ ءَلاَيَةًؐ وَمَا كَانَ أَكْثَرُهُم مُّومِنِينَؐ </text:span><text:span text:style-name="T3">(7)</text:span><text:span text:style-name="T2"> وَإِنَّ رَبَّكَ لَهُوَ </text:span><text:span text:style-name="T5">۰</text:span><text:span text:style-name="T2">لْعَزۣيزُ </text:span><text:span text:style-name="T5">۴</text:span><text:span text:style-name="T2">لرَّحِيمُؐ </text:span><text:span text:style-name="T3">(8)</text:span><text:span text:style-name="T2"> وَإِذْ نَادۭيٰ رَبُّــكَ مُوسۭيٰٓ أَنِ 'يــتِ </text:span><text:span text:style-name="T5">۱</text:span><text:span text:style-name="T2">لْقَوْمَ </text:span><text:span text:style-name="T5">۰</text:span><text:span text:style-name="T2">لظَّـٰلِمِينَ </text:span><text:span text:style-name="T3">(9)</text:span><text:span text:style-name="T2"> قَوْمَ فِرْعَوْنَؐ أَلاَ يَتَّقُونَؐ </text:span><text:span text:style-name="T3">(10)</text:span><text:span text:style-name="T2"> قَالَ رَبِّ إِنِّيَ أَخَافُ أَنْ يُّكَذِّبُونِ </text:span><text:span text:style-name="T3">(11)</text:span><text:span text:style-name="T2"> وَيَضِيقُ صَدْرۣى وَلاَ يَنطَلِقُ لِسَانِى فَأَرْسِلِ اِلَيٰ هَـٰرُونَ </text:span><text:span text:style-name="T3">(12)</text:span><text:span text:style-name="T2"> وَلَهُمْ عَلَــيَّ ذَنۢبٌ فَأَخَافُ أَنْ يَّقْتُلُونِؐ </text:span><text:span text:style-name="T3">(13)</text:span><text:span text:style-name="T2"> قَالَ كَلؐاَّ فَاذْهَبَا بِـَٔايَـٰتِنَآ إِنَّا مَعَكُم مُّسْتَمِعُونَؐ </text:span><text:span text:style-name="T3">(14)</text:span><text:span text:style-name="T2"> فَاتِيَا فِرْعَوْنَ فَقُولآَ إِنَّا رَسُولُ رَبِّ </text:span><text:span text:style-name="T5">۱</text:span><text:span text:style-name="T2">لْعَـٰلَمِينَ </text:span><text:span text:style-name="T3">(15)</text:span><text:span text:style-name="T2"> أَنَ اَرْسِــلْ مَعَنَا بَنِىٓ إِسْرَآءِيــلَؐ </text:span><text:span text:style-name="T3">(16)</text:span><text:span text:style-name="T2"> قَالَ أَلَمْ نُرَبِّكَ فِينَا وَلِيداً وَلَبِثْتَ فِينَا مِــنْ عُمُرۣكككَ سِنِينَ </text:span><text:span text:style-name="T3">(17)</text:span><text:span text:style-name="T2"> وَفَعَلْتَ فَعْلَتَكَ </text:span><text:span text:style-name="T5">۰</text:span><text:span text:style-name="T2">لتِى فَعَلْتَ وَأَنتَ مِــنَ </text:span><text:span text:style-name="T5">۰</text:span><text:span text:style-name="T2">لْكۭـٰفِـرۣينَؐ </text:span><text:span text:style-name="T3">(18)</text:span><text:span text:style-name="T2"> قَالَ فَعَلْتُهَآ إِذاً وَأَنَا مِــنَ </text:span><text:span text:style-name="T5">۰</text:span><text:span text:style-name="T2">لضَّآلِّينَؐ </text:span><text:span text:style-name="T3">(19)</text:span><text:span text:style-name="T2"> فَفَرَرْتُ مِنكُمْ لَمَّا خِفْتُكُمْ فَوَهَبَ لِى رَبِّى حُكْماً وَجَعَلَنِى مِــنَ </text:span><text:span text:style-name="T5">۰</text:span><text:span text:style-name="T2">لْمُرْسَلِينَؐ </text:span><text:span text:style-name="T3">(20)</text:span><text:span text:style-name="T2"> وَتِلْــكَ نِعْمَةٌ تَمُنُّهَا عَلَيَّ أَنْ عَبَّدتَّ بَنِىٓ إِسْرَآءِيــلَؐ </text:span><text:span text:style-name="T3">(21)</text:span><text:span text:style-name="T2"> قَالَ فِرْعَوْنُ وَمَا رَبُّ </text:span><text:span text:style-name="T5">۴</text:span><text:span text:style-name="T2">لْعَـٰلَمِينَؐ </text:span><text:span text:style-name="T3">(22)</text:span><text:span text:style-name="T2"> قَالَ رَبُّ </text:span><text:span text:style-name="T5">۴</text:span><text:span text:style-name="T2">لسَّمَـٰوَ؛تِ وَالاَرْضِ وَمَا بَيْنَهُمَآ إِن كُنتُم مُّوقِنِينَؐ </text:span><text:span text:style-name="T3">(23)</text:span><text:span text:style-name="T2"> ® قَالَ لِمَنْ حَوْلَهُ; </text:span><text:soft-page-break/><text:span text:style-name="T2">أَلاَ تَسْتَمِعُونَؐ </text:span><text:span text:style-name="T3">(24)</text:span><text:span text:style-name="T2"> قَالَ رَبُّكُمْ وَرَبُّ ءَابَآئِكُمُ </text:span><text:span text:style-name="T5">۴</text:span><text:span text:style-name="T2">لاَوَّلِينَؐ </text:span><text:span text:style-name="T3">(25)</text:span><text:span text:style-name="T2"> قَالَ إِنَّ رَسُولَكُمُ </text:span><text:span text:style-name="T5">۴ﻟ</text:span><text:span text:style-name="T2">ـذِىٓ ٱُرْسِلَ إِلَيْكُمْ ڤَمَجْنُونٌؐ </text:span><text:span text:style-name="T3">(26)</text:span><text:span text:style-name="T2"> قَالَ رَبُّ </text:span><text:span text:style-name="T5">۴</text:span><text:span text:style-name="T2">لْمَشْرۣقِ وَالْمَغْرۣبِ وَمَا بَيْنَهُمَآ إِن كُنتُمْ تَعْقِلُونَؐ </text:span><text:span text:style-name="T3">(27)</text:span><text:span text:style-name="T2"> قَالَ لَـئِنِ 'تَّخَذتَّ إِچَهاٗ غَيْرۣى لَأَجْعَلَنَّــكَ مِنَ </text:span><text:span text:style-name="T5">۰</text:span><text:span text:style-name="T2">ڤْمَسْجُونِينَؐ </text:span><text:span text:style-name="T3">(28)</text:span><text:span text:style-name="T2"> قَالَ أَوَلَوْ جِيؔتُــكَ بِشَىْءٍ مُّبِينٍؐ </text:span><text:span text:style-name="T3">(29)</text:span><text:span text:style-name="T2"> قَالَ فَاتِ بِهِ“ إِن كُنتَ مِــنَ </text:span><text:span text:style-name="T5">۰</text:span><text:span text:style-name="T2">لصَّـٰدِقِينَؐ </text:span><text:span text:style-name="T3">(30)</text:span><text:span text:style-name="T2"> فَأَلْقۭــيٰ عَصَاهُ فَإِذَا هِــيَ ثُعْبَانٌ مُّبِينٌ </text:span><text:span text:style-name="T3">(31)</text:span><text:span text:style-name="T2"> وَنَزَعَ يَدَهُ„ فَإِذَا هِيَ بَيْضَآءُ لِلنَّـٰظِرۣينَؐ </text:span><text:span text:style-name="T3">(32)</text:span><text:span text:style-name="T2"> قَالَ لِلْمَـلإَِ حَوْلَهُ; إِنننَّ هَـٰذَا ڤَسَـٰحِر٘ عَلِيمٌ </text:span><text:span text:style-name="T3">(33)</text:span><text:span text:style-name="T2"> يُرۣيدُ أَنْ يُّخْرۣجَكُم مِّنَ اَرْضِكُم بِسِحْرۣهِ” فَمَاذَا تَامُرُونَؐ </text:span><text:span text:style-name="T3">(34)</text:span><text:span text:style-name="T2"> قَالُوٓاْ أَرْجِهِ” وَأَخَاهُ وَابْعَــثْ فِى </text:span><text:span text:style-name="T5">۱</text:span><text:span text:style-name="T2">لْمَدَآئِــنۣ حَـٰشِرۣينَ </text:span><text:span text:style-name="T3">(35)</text:span><text:span text:style-name="T2"> يَاتُوكككَ بِكُلِّ سَحّۭار۫ عَلِيمٍؐ </text:span><text:span text:style-name="T3">(36)</text:span><text:span text:style-name="T2"> فَجُمِعَ </text:span><text:span text:style-name="T5">۰</text:span><text:span text:style-name="T2">ڤسَّحَرَةُ لِمِيقَـٰــتِ يَوْمٍ مَّعْلُومٍؐ </text:span><text:span text:style-name="T3">(37)</text:span><text:span text:style-name="T2"> وَقِيـلَ لِلنَّاسسسِ هَلَ اَنتُم مُّجْتَمِعُونَ </text:span><text:span text:style-name="T3">(38)</text:span><text:span text:style-name="T2"> لَعَلَّنَا نَتَّبِعُ </text:span><text:span text:style-name="T5">۴</text:span><text:span text:style-name="T2">ڤسَّحَرَةَ إِن كَانُواْ هُمُ </text:span><text:span text:style-name="T5">۴</text:span><text:span text:style-name="T2">لْغَـٰلِبِينَؐ </text:span><text:span text:style-name="T3">(39)</text:span><text:span text:style-name="T2"> فَلَمَّا جَآءَ </text:span><text:span text:style-name="T5">۰</text:span><text:span text:style-name="T2">ڤسَّحَرَةُ قَالُواْ لِفِرْعَوْنَ أَئــنَّ لَنَا لَأَجْراٗ اِن كُنَّا نَحْــنُ </text:span><text:span text:style-name="T5">۴</text:span><text:span text:style-name="T2">لْغَـٰلِبِينَؐ </text:span><text:span text:style-name="T3">(40)</text:span><text:span text:style-name="T2"> قَالَ نَعَمْ وَإِنَّكُمُ; إِذاً لَّمِــنَ </text:span><text:span text:style-name="T5">۰</text:span><text:span text:style-name="T2">لْمُقَرَّبِينَؐ </text:span><text:span text:style-name="T3">(41)</text:span><text:span text:style-name="T2"> قَالَ لَهُم مُّوسۭــيٰٓ أَلْقُواْ مَآ أَنتُم مُّلْقُونَؐ </text:span><text:span text:style-name="T3">(42)</text:span><text:span text:style-name="T2"> فَأَلْقَوْاْ حِبَالَهُمْ وَعِصِيَّهُمْ وَقَالُواْ بِعِزَّةِ فِرْعَوْنَ إِنَّا ڤَنَحْــنُ </text:span><text:span text:style-name="T5">۴</text:span><text:span text:style-name="T2">لْغَـٰلِبُونَؐ </text:span><text:span text:style-name="T3">(43)</text:span><text:span text:style-name="T2"> فَأَلْقۭيٰ مُوسۭــيٰ عَصَاهُ فَإِذَا هِــيَ تَلَقَّفُ مَا يَافِكُونَؐ </text:span><text:span text:style-name="T3">(44)</text:span><text:span text:style-name="T2"> فَٱُلْقِــيَ </text:span><text:span text:style-name="T5">۰</text:span><text:span text:style-name="T2">ڤسَّحَرَةُ سَـٰجِدِينَؐ </text:span><text:span text:style-name="T3">(45)</text:span><text:span text:style-name="T2"> قَالُوٓاْ ءَامَنَّا بِرَبِّ </text:span><text:span text:style-name="T5">۱</text:span><text:span text:style-name="T2">لْعَـٰلَمِينَ </text:span><text:span text:style-name="T3">(46)</text:span><text:span text:style-name="T2"> رَبِّ مُوسۭيٰ وَهَـٰرُونَؐ </text:span><text:span text:style-name="T3">(47)</text:span><text:span text:style-name="T2"> قَالَ ءَا۬؛مَنتُمْ لَهُ„ قَبْـلَ أَنَ —اذَنَ لَكُمُ; إِنَّهُ„ لَكَبِيرُكُمُ </text:span><text:span text:style-name="T5">۴ﻟ﮲</text:span><text:span text:style-name="T2"> عَلَّمَكُمُ </text:span><text:span text:style-name="T5">۴</text:span><text:span text:style-name="T2">ڤسِّحْرَؐ فَلَسَوْفَ تَعْلَمُونَؐ </text:span><text:span text:style-name="T3">(48)</text:span><text:span text:style-name="T2"> لُءَقَطِّعَنَّ أَيْدِيَكُمْ وَأَرْجُلَكُم مِّنْ خِچَفٍ وَلُءَصَلِّبَنَّكُمُ; أَجْمَعِينَؐ </text:span><text:span text:style-name="T3">(49) </text:span><text:span text:style-name="T2">© قَالُواْ لاَ ضَيْرَؐ إِنَّـآ إِلَيٰ رَبِّنَا مُنقَلِبُونَؐ </text:span><text:span text:style-name="T3">(50)</text:span><text:span text:style-name="T2"> </text:span><text:soft-page-break/><text:span text:style-name="T2">إِنَّا نَطْمَعُ أَنْ يَّغْفِرَ لَنَا رَبُّنَا خَطَـٰيۭـٰنَآ أَن كُنَّآ أَوَّلَ </text:span><text:span text:style-name="T5">۰</text:span><text:span text:style-name="T2">لْمُومِنِينَؐ </text:span><text:span text:style-name="T3">(51)</text:span><text:span text:style-name="T2"> وَأَوْحَيْنَآ إِلَيٰ مُوسۭيٰٓ أَنِ 'سْرۣ بِعِبَادِيَ إِنَّكُم مُّتَّبَعُونَؐ </text:span><text:span text:style-name="T3">(52)</text:span><text:span text:style-name="T2"> فَأَرْسَلَ فِرْعَوْنُ فِى </text:span><text:span text:style-name="T5">۱</text:span><text:span text:style-name="T2">لْمَدَآئِــنۣ حَـٰشِرۣينَؐ </text:span><text:span text:style-name="T3">(53)</text:span><text:span text:style-name="T2"> إِنَّ هَـٰٓؤُلآَءِ لَشِرْذِمَةٌ قَلِيلُونَ </text:span><text:span text:style-name="T3">(54)</text:span><text:span text:style-name="T2"> وَإِنَّهُمْ لَنَــا لَغَآئِظُونَ </text:span><text:span text:style-name="T3">(55)</text:span><text:span text:style-name="T2"> وَإِنَّا لَجَمِيــع٘ حَذِرُونَؐ </text:span><text:span text:style-name="T3">(56)</text:span><text:span text:style-name="T2"> فَأَخْرَجْنَـٰهُم مِّن جَنَّـٰــتٍ وَعُيُونٍ </text:span><text:span text:style-name="T3">(57)</text:span><text:span text:style-name="T2"> وَكُنُوزٍ وَمَقَامٍ كَرۣيمٍؐ </text:span><text:span text:style-name="T3">(58)</text:span><text:span text:style-name="T2"> كَذَ؛لِــكَؐ وَأَوْرَثْنَـٰهَا بَنِىٓ إِسْرَآءِيــلَ </text:span><text:span text:style-name="T3">(59)</text:span><text:span text:style-name="T2"> فَأَتْبَعُوهُم مُّشْرۣقِينَؐ </text:span><text:span text:style-name="T3">(60)</text:span><text:span text:style-name="T2"> فَلَمَّا تَرَ×ءَا </text:span><text:span text:style-name="T5">۰</text:span><text:span text:style-name="T2">لْجَمْعَـٰــنۣ قَالَ أَصْحَـٰــبُ مُوسۭيٰٓ إِنَّا لَمُدْرَكُونَؐ </text:span><text:span text:style-name="T3">(61)</text:span><text:span text:style-name="T2"> قَالَ كَلٓؐاَّ إِنَّ مَعِى رَبِّى سَيَهْدِينِؐ </text:span><text:span text:style-name="T3">(62)</text:span><text:span text:style-name="T2"> فَأَوْحَيْنَآ إِلَيٰ مُوسۭيٰٓ أَنِ 'ضْرۣب بِّعَصَاكَ </text:span><text:span text:style-name="T5">۰</text:span><text:span text:style-name="T2">ڤْبَحْرَ فَانفَلَـقَ فَكَانَ كُلُّ فِرْقٍ كَالطَّوْدِ </text:span><text:span text:style-name="T5">۱</text:span><text:span text:style-name="T2">لْعَظِيمِؐ </text:span><text:span text:style-name="T3">(63)</text:span><text:span text:style-name="T2"> وَأَزْلَفْنَا ثَمَّ </text:span><text:span text:style-name="T5">۰</text:span><text:span text:style-name="T2">لاَخَرۣينَؐ </text:span><text:span text:style-name="T3">(64)</text:span><text:span text:style-name="T2"> وَأَنجَيْنَا مُوسۭيٰ وَمَــن مَّعَهُ; أَجْمَعِينَ </text:span><text:span text:style-name="T3">(65)</text:span><text:span text:style-name="T2"> ثُمَّ أَغْرَقْنَا </text:span><text:span text:style-name="T5">۰</text:span><text:span text:style-name="T2">لاَخَرۣينَؐ </text:span><text:span text:style-name="T3">(66)</text:span><text:span text:style-name="T2"> إِنَّ فِى ذَ؛لِكَ ءَلاَيَةًؐ وَمَا كَانَ أَكْثَرُهُم مُّومِنِينَؐ </text:span><text:span text:style-name="T3">(67)</text:span><text:span text:style-name="T2"> وَإِنَّ رَبَّــكَ لَهُوَ </text:span><text:span text:style-name="T5">۰</text:span><text:span text:style-name="T2">لْعَزۣيزُ</text:span><text:span text:style-name="T5">۴</text:span><text:span text:style-name="T2">لرَّحِيمُؐ </text:span><text:span text:style-name="T3">(68)</text:span><text:span text:style-name="T2"> وَاتْــلُ عَلَيْهِمْ نَبَأَ اۭبْرَ؛هِيمَ </text:span><text:span text:style-name="T3">(69)</text:span><text:span text:style-name="T2"> إِذْ قَالَ لَأِبِيهِ وَقَوْمِهِ” مَا تَعْبُدُونَؐ </text:span><text:span text:style-name="T3">(70)</text:span><text:span text:style-name="T2"> قَالُواْ نَعْبُدُ أَصْنَاماً فَنَظَــلُّ لَهَا عَـٰكِفِينَؐ </text:span><text:span text:style-name="T3">(71)</text:span><text:span text:style-name="T2"> قَالَ هَلْ يَسْمَعُونَكُمُ; إِذْ تَدْعُونَ </text:span><text:span text:style-name="T3">(72)</text:span><text:span text:style-name="T2"> أَوْ يَنفَعُونَكُمُ; أَوْ يَضُرُّونَؐ </text:span><text:span text:style-name="T3">(73)</text:span><text:span text:style-name="T2"> قَالُواْ بَلْ وَجَدْنَآ ءَابَآءَنَا كَذَ؛لِــكَ يَفْعَلُونَؐ </text:span><text:span text:style-name="T3">(74)</text:span><text:span text:style-name="T2"> قَالَ أَفَرَ×يْتُم مَّا كُنتُمْ تَعْبُدُونَ </text:span><text:span text:style-name="T3">(75)</text:span><text:span text:style-name="T2"> أَنتُمْ وَءَابَآؤُكُمُ </text:span><text:span text:style-name="T5">۴</text:span><text:span text:style-name="T2">لاَقْدَمُونَ </text:span><text:span text:style-name="T3">(76)</text:span><text:span text:style-name="T2"> فَإِنَّهُمْ عَدُوٌّ لِّيَؐ إِلاَّ رَبَّ </text:span><text:span text:style-name="T5">۰</text:span><text:span text:style-name="T2">لْعَـٰلَمِينَ </text:span><text:span text:style-name="T3">(77)</text:span><text:span text:style-name="T2"> </text:span><text:span text:style-name="T5">۰ﻟ﮲</text:span><text:span text:style-name="T2"> خَلَقَنِى فَهُوَ يَهْدِينِؐ </text:span><text:span text:style-name="T3">(78)</text:span><text:span text:style-name="T2"> وَاﻟ﮲ هُوَ يُطْعِمُنِى وَيَسْقِينِ </text:span><text:span text:style-name="T3">(79)</text:span><text:span text:style-name="T2"> وَإِذَا مَرۣضْتُ فَهُوَ يَشْفِينِؐ </text:span><text:span text:style-name="T3">(80)</text:span><text:span text:style-name="T2"> وَاﻟ﮲ يُمِيتُنِى ثُمَّ يُحْيِينِؐ </text:span><text:span text:style-name="T3">(81)</text:span><text:span text:style-name="T2"> ® وَاﻟـذِىٓ أَطْمَعُ أَنْ يَّغْفِرَ لِى خَطِيٓــَٔـتِى يَوْمَ </text:span><text:span text:style-name="T5">۰</text:span><text:span text:style-name="T2">لدِّينِؐ </text:span><text:span text:style-name="T3">(82)</text:span><text:span text:style-name="T2"> رَبِّ هَــبْ لِى حُكْماً </text:span><text:soft-page-break/><text:span text:style-name="T2">وَأَلْحِقْنِى بِاڤصَّـٰڤِحِينَؐ </text:span><text:span text:style-name="T3">(83)</text:span><text:span text:style-name="T2"> وَاجْعَل لِّى لِسَانَ صِدْقٍ فِى </text:span><text:span text:style-name="T5">۱</text:span><text:span text:style-name="T2">لاَخِرۣينَؐ </text:span><text:span text:style-name="T3">(84)</text:span><text:span text:style-name="T2"> وَاجْعَلْنِى مِنْ وَّرَثَةِ جَنَّةِ </text:span><text:span text:style-name="T5">۱</text:span><text:span text:style-name="T2">لنَّعِيمِؐ </text:span><text:span text:style-name="T3">(85)</text:span><text:span text:style-name="T2"> وَاغْفِرْ لَأِبِيَ إِنَّهُ„ كَانَ مِــنَ </text:span><text:span text:style-name="T5">۰</text:span><text:span text:style-name="T2">لضَّآلِّينَؐ </text:span><text:span text:style-name="T3">(86)</text:span><text:span text:style-name="T2"> وَلاَ تُخْزۣنِى يَوْمَ يُبْعَثُونَ </text:span><text:span text:style-name="T3">(87)</text:span><text:span text:style-name="T2"> يَوْمَ لاَ يَنفَعُ مَالٌ وَلاَ بَنُونَ </text:span><text:span text:style-name="T3">(88)</text:span><text:span text:style-name="T2"> إِلاَّ مَنَ اَتَــي </text:span><text:span text:style-name="T5">۰</text:span><text:span text:style-name="T2">للَّهَ بِقَلْبٍ سَلِيمٍؐ </text:span><text:span text:style-name="T3">(89)</text:span><text:span text:style-name="T2"> وَٱُزْلِفَتِ </text:span><text:span text:style-name="T5">۱</text:span><text:span text:style-name="T2">لْجَنَّةُ لِلْمُتَّقِينَؐ </text:span><text:span text:style-name="T3">(90)</text:span><text:span text:style-name="T2"> وَبُرّۣزَتِ </text:span><text:span text:style-name="T5">۱</text:span><text:span text:style-name="T2">لْجَحِيمُ لِلْغَاوۣينَؐ </text:span><text:span text:style-name="T3">(91)</text:span><text:span text:style-name="T2"> وَقِيــلَ لَهُمُ; أَيْــنَ مَا كُنتُمْ تَعْبُدُونَ </text:span><text:span text:style-name="T3">(92)</text:span><text:span text:style-name="T2"> مِن دُونِ </text:span><text:span text:style-name="T5">۱</text:span><text:span text:style-name="T2">للَّهِؐ هَلْ يَنصُرُونَكُمُ; أَوْ يَنتَصِرُونَؐ </text:span><text:span text:style-name="T3">(93) </text:span><text:span text:style-name="T2">فَكُبْكِبُواْ فِيهَا هُمْ وَالْغَاوُﹼنَ </text:span><text:span text:style-name="T3">(94)</text:span><text:span text:style-name="T2"> وَجُنُودُ إِبْلِيــسَ أَجْمَعُونَؐ </text:span><text:span text:style-name="T3">(95)</text:span><text:span text:style-name="T2"> قَالُواْ وَهُمْ فِيهَا يَخْتَصِمُونَ </text:span><text:span text:style-name="T3">(96)</text:span><text:span text:style-name="T2"> تَاللَّهِ إِن كُنَّا لَفِى ضَچَلٍ مُّبِـينٖ </text:span><text:span text:style-name="T3">(97)</text:span><text:span text:style-name="T2"> اِذْ نُسَوّۣيكُم بِرَبِّ </text:span><text:span text:style-name="T5">۱</text:span><text:span text:style-name="T2">لْعَـٰلَمِينَؐ </text:span><text:span text:style-name="T3">(98)</text:span><text:span text:style-name="T2"> وَمَآ أَضَلَّنَآ إِلاَّ </text:span><text:span text:style-name="T5">۰</text:span><text:span text:style-name="T2">ڤْمُجْرۣمُونَؐ </text:span><text:span text:style-name="T3">(99)</text:span><text:span text:style-name="T2"> فَمَا لَنَا مِــن شَـٰفِعِينَ </text:span><text:span text:style-name="T3">(100)</text:span><text:span text:style-name="T2"> وَلاَ صَدِيقٖ حَمِيمٍؐ </text:span><text:span text:style-name="T3">(101)</text:span><text:span text:style-name="T2"> فَلَوَ اَنَّ لَنَا كَرَّةً فَنَكُونَ مِــنَ </text:span><text:span text:style-name="T5">۰</text:span><text:span text:style-name="T2">لْمُومِنِينَؐ </text:span><text:span text:style-name="T3">(102)</text:span><text:span text:style-name="T2"> إِنَّ فِى ذَ؛لِــكَ ءَلاَيَةًؐ وَمَا كَانَ أَكْثَرُهُم مُّومِنِينَؐ </text:span><text:span text:style-name="T3">(103)</text:span><text:span text:style-name="T2"> وَإِنَّ رَبَّــكَ لَهُوَ </text:span><text:span text:style-name="T5">۰</text:span><text:span text:style-name="T2">لْعَزۣيزُ </text:span><text:span text:style-name="T5">۴</text:span><text:span text:style-name="T2">لرَّحِيمُؐ </text:span><text:span text:style-name="T3">(104)</text:span><text:span text:style-name="T2"> كَذَّبَــتْ قَوْمُ نُوحٖ </text:span><text:span text:style-name="T5">۱</text:span><text:span text:style-name="T2">لْمُرْسَلِينَ </text:span><text:span text:style-name="T3">(105)</text:span><text:span text:style-name="T2"> إِذْ قَالَ لَهُمُ; أَخُوهُمْ نُوح٘ اَلاَ تَتَّقُونَ </text:span><text:span text:style-name="T3">(106)</text:span><text:span text:style-name="T2"> إِنِّى لَكُمْ رَسُول٘ اَمِينٌؐ </text:span><text:span text:style-name="T3">(107)</text:span><text:span text:style-name="T2"> فَاتَّقُواْ </text:span><text:span text:style-name="T5">۴</text:span><text:span text:style-name="T2">للَّهَ وَأَطِيعُونِؐ </text:span><text:span text:style-name="T3">(108)</text:span><text:span text:style-name="T2"> وَمَآ أَسْـَٔلُكُمْ عَلَيْهِ مِنَ اَجْرٖؐ اِنَ اَجْرۣيَ إِلاَّ عَلَيٰ رَبِّ </text:span><text:span text:style-name="T5">۱</text:span><text:span text:style-name="T2">لْعَـٰلَمِينَؐ </text:span><text:span text:style-name="T3">(109)</text:span><text:span text:style-name="T2"> فَاتَّقُواْ </text:span><text:span text:style-name="T5">۴</text:span><text:span text:style-name="T2">للَّهَ وَأَطِيعُونِؐ </text:span><text:span text:style-name="T3">(110)</text:span><text:span text:style-name="T2"> ¤ قَالُوٓاْ أَنُومِــنُ لَكَ وَاتَّبَعَــكَ </text:span><text:span text:style-name="T5">۰</text:span><text:span text:style-name="T2">لاَرْذَلُونَؐ </text:span><text:span text:style-name="T3">(111)</text:span><text:span text:style-name="T2"> قَالَ وَمَا عِلْمِى بِمَا كَانُواْ يَعْمَلُونَؐ </text:span><text:span text:style-name="T3">(112)</text:span><text:span text:style-name="T2"> إِنْ حِسَابُهُمُ; إِلاَّ عَلَيٰ رَبِّى لَوْ تَشْعُرُونَؐ </text:span><text:span text:style-name="T3">(113)</text:span><text:span text:style-name="T2"> وَمَآ أَنَا بِطَارۣدِ </text:span><text:span text:style-name="T5">۱</text:span><text:span text:style-name="T2">لْمُومِنِينَ </text:span><text:span text:style-name="T3">(114)</text:span><text:span text:style-name="T2"> إِنَ اَنَا إِلاَّ نَذِيرٌ مُّبِينٌؐ </text:span><text:span text:style-name="T3">(115)</text:span><text:span text:style-name="T2"> قَالُواْ لَئِن لَّمْ تَنتَهِ يَـٰنُوحُ لَتَكُونَنَّ مِــنَ </text:span><text:span text:style-name="T5">۰</text:span><text:span text:style-name="T2">لْمَرْجُومِينَؐ </text:span><text:span text:style-name="T3">(116)</text:span><text:span text:style-name="T2"> قَالَ رَبِّ إِنَّ قَوْمِى كَذَّبُونِ </text:span><text:span text:style-name="T3">(117)</text:span><text:span text:style-name="T2"> فَافْتَحْ بَيْنِى وَبَيْنَهُمْ فَتْحاً </text:span><text:soft-page-break/><text:span text:style-name="T2">وَنَجِّنِى وَمَن مَّعِيَ مِـــنَ </text:span><text:span text:style-name="T5">۰</text:span><text:span text:style-name="T2">لْمُومِنِينَؐ </text:span><text:span text:style-name="T3">(118)</text:span><text:span text:style-name="T2"> فَأَنجَيْنَـٰهُ وَمَــن مَّعَهُ„ فِى </text:span><text:span text:style-name="T5">۱</text:span><text:span text:style-name="T2">لْفُلْــكِ </text:span><text:span text:style-name="T5">۱</text:span><text:span text:style-name="T2">ڤْمَشْحُونِؐ </text:span><text:span text:style-name="T3">(119)</text:span><text:span text:style-name="T2"> ثُمَّ أَغْرَقْنَا بَعْدُ </text:span><text:span text:style-name="T5">۴</text:span><text:span text:style-name="T2">لْبَاقِينَؐ </text:span><text:span text:style-name="T3">(120)</text:span><text:span text:style-name="T2"> إِنَّ فِى ذَ؛لِــكَ ءَلاَيَةًؐ وَمَا كَانَ أَكْثَرُهُم مُّومِنِينَؐ </text:span><text:span text:style-name="T3">(121)</text:span><text:span text:style-name="T2"> وَإِنَّ رَبَّــكَ لَهُوَ </text:span><text:span text:style-name="T5">۰</text:span><text:span text:style-name="T2">لْعَزۣيزُ </text:span><text:span text:style-name="T5">۴</text:span><text:span text:style-name="T2">لرَّحِيمُؐ </text:span><text:span text:style-name="T3">(122)</text:span><text:span text:style-name="T2"> كَذَّبَتْ عَاد٘ </text:span><text:span text:style-name="T5">۱</text:span><text:span text:style-name="T2">لْمُرْسَلِينَ </text:span><text:span text:style-name="T3">(123)</text:span><text:span text:style-name="T2"> إِذْ قَالَ لَهُمُ; أَخُوهُمْ هُود٘ اَلاَ تَتَّقُونَ </text:span><text:span text:style-name="T3">(124)</text:span><text:span text:style-name="T2"> إِنِّى لَكُمْ رَسُول٘ اَمِينٌؐ </text:span><text:span text:style-name="T3">(125)</text:span><text:span text:style-name="T2"> فَاتَّقُواْ </text:span><text:span text:style-name="T5">۴</text:span><text:span text:style-name="T2">للَّهَ وَأَطِيعُونِؐ </text:span><text:span text:style-name="T3">(126)</text:span><text:span text:style-name="T2"> وَمَآ أَسْـَٔلُكُمْ عَلَيْهِ مِنَ اَجْرٖؐ اِنَ اَجْرۣيَ إِلاَّ عَلَيٰ رَبِّ </text:span><text:span text:style-name="T5">۱</text:span><text:span text:style-name="T2">لْعَـٰلَمِينَؐ </text:span><text:span text:style-name="T3">(127)</text:span><text:span text:style-name="T2"> أَتَبْنُونَ بِكُلِّ رۣيعٖ —ايَةً تَعْبَثُونَ </text:span><text:span text:style-name="T3">(128)</text:span><text:span text:style-name="T2"> وَتَتَّخِذُونَ مَصَانِعَ لَعَلَّكُمْ تَخْلُدُونَ </text:span><text:span text:style-name="T3">(129)</text:span><text:span text:style-name="T2"> وَإِذَا بَطَشْتُم بَطَشْتُمْ جَبّۭارۣيـنَؐ </text:span><text:span text:style-name="T3">(130)</text:span><text:span text:style-name="T2"> فَاتَّقُواْ </text:span><text:span text:style-name="T5">۴</text:span><text:span text:style-name="T2">للَّهَ وَأَطِيعُونِؐ </text:span><text:span text:style-name="T3">(131)</text:span><text:span text:style-name="T2"> وَاتَّقُواْ </text:span><text:span text:style-name="T5">۴ﻟ</text:span><text:span text:style-name="T2">ـذِىٓ أَمَدَّكُم بِمَا تَعْلَمُونَ </text:span><text:span text:style-name="T3">(132)</text:span><text:span text:style-name="T2"> أَمَدَّكُم بِأَنْعَـٰمٍ وَبَنِينَ </text:span><text:span text:style-name="T3">(133)</text:span><text:span text:style-name="T2"> وَجَنَّـٰــتٍ وَعُيُونٖؐ </text:span><text:span text:style-name="T3">(134)</text:span><text:span text:style-name="T2"> اِنِّــيَ أَخَافُ عَلَيْكُمْ عَذَابَ يَوْمٖ عَظِيمٍؐ </text:span><text:span text:style-name="T3">(135)</text:span><text:span text:style-name="T2"> قَالُواْ سَوَآء٘ عَلَيْنَآ أَوَعَظْــتَ أَمْ لَمْ تَكُن مِّنَ </text:span><text:span text:style-name="T5">۰</text:span><text:span text:style-name="T2">لْوَ؛عِظِينَ </text:span><text:span text:style-name="T3">(136)</text:span><text:span text:style-name="T2"> إِنْ هَـٰذَآ إِلاَّ خُلُــقُ </text:span><text:span text:style-name="T5">۴</text:span><text:span text:style-name="T2">لاَوَّلِينَ </text:span><text:span text:style-name="T3">(137)</text:span><text:span text:style-name="T2"> وَمَا نَحْنُ بِمُعَذَّبِينَؐ </text:span><text:span text:style-name="T3">(138)</text:span><text:span text:style-name="T2"> فَكَذَّبُوهُ فَأَهْلَكْنَـٰهُمُؐ; إِنَّ فِى ذَ؛لِــكَ ءَلاَيَةًؐ وَمَا كَانَ أَكْثَرُهُم مُّومِنِينَؐ </text:span><text:span text:style-name="T3">(139)</text:span><text:span text:style-name="T2"> وَإِنَّ رَبَّكَ لَهُوَ </text:span><text:span text:style-name="T5">۰</text:span><text:span text:style-name="T2">لْعَزۣيزُ </text:span><text:span text:style-name="T5">۴</text:span><text:span text:style-name="T2">لرَّحِيمُؐ </text:span><text:span text:style-name="T3">(140)</text:span><text:span text:style-name="T2"> كَذَّبَتْ ثَمُودُ </text:span><text:span text:style-name="T5">۴</text:span><text:span text:style-name="T2">لْمُرْسَلِينَ </text:span><text:span text:style-name="T3">(141)</text:span><text:span text:style-name="T2"> إِذْ قَالَ لَهُمُ; أَخُوهُمْ صَـٰلِح٘ اَلاَ تَتَّقُونَ </text:span><text:span text:style-name="T3">(142)</text:span><text:span text:style-name="T2"> إِنِّى لَكُمْ رَسُول٘ اَمِينٌؐ </text:span><text:span text:style-name="T3">(143)</text:span><text:span text:style-name="T2"> فَاتَّقُواْ </text:span><text:span text:style-name="T5">۴</text:span><text:span text:style-name="T2">للَّهَ وَأَطِيعُونِؐ </text:span><text:span text:style-name="T3">(144)</text:span><text:span text:style-name="T2"> وَمَآ أَسْـَٔلُكُمْ عَلَيْهِ مِــنَ اَجْرٖؐ اِنَ اَجْرۣيَ إِلاَّ عَلَيٰ رَبِّ </text:span><text:span text:style-name="T5">۱</text:span><text:span text:style-name="T2">لْعَـٰلَمِينَؐ </text:span><text:span text:style-name="T3">(145)</text:span><text:span text:style-name="T2"> ® أَتُتْرَكُونَ فِى مَا هَـٰهُنَآ ءَامِنِينَ </text:span><text:span text:style-name="T3">(146)</text:span><text:span text:style-name="T2"> فِى جَنَّـٰــتٍ وَعُيُونٍ </text:span><text:span text:style-name="T3">(147)</text:span><text:span text:style-name="T2"> وَزُرُوعٍ وَنَخْلٍ طَلْعُهَا هَضِيمٌ </text:span><text:span text:style-name="T3">(148)</text:span><text:span text:style-name="T2"> وَتَنْحِتُونَ مِنَ </text:span><text:span text:style-name="T5">۰</text:span><text:span text:style-name="T2">لْجِبَالِ بُيُوتاً فَرۣهِينَؐ </text:span><text:span text:style-name="T3">(149)</text:span><text:span text:style-name="T2"> فَاتَّقُواْ </text:span><text:span text:style-name="T5">۴</text:span><text:span text:style-name="T2">للَّهَ وَأَطِيعُونِؐ </text:span><text:span text:style-name="T3">(150)</text:span><text:span text:style-name="T2"> وَلاَ تُطِيعُوٓاْ أَمْرَ </text:span><text:soft-page-break/><text:span text:style-name="T5">۰</text:span><text:span text:style-name="T2">لْمُسْرۣفِينَ </text:span><text:span text:style-name="T3">(151)</text:span><text:span text:style-name="T2"> </text:span><text:span text:style-name="T5">۰</text:span><text:span text:style-name="T2">لذِينَ يُفْسِدُونَ فِى </text:span><text:span text:style-name="T5">۱</text:span><text:span text:style-name="T2">لاَرْضِ وَلاَ يُصْڤِحُونَؐ </text:span><text:span text:style-name="T3">(152)</text:span><text:span text:style-name="T2"> قَالُوٓاْ إِنَّمَآ أَنــتَ مِــنَ </text:span><text:span text:style-name="T5">۰</text:span><text:span text:style-name="T2">ڤْمُسَحَّرۣينَ </text:span><text:span text:style-name="T3">(153)</text:span><text:span text:style-name="T2"> مَآ أَنتَ إِلاَّ بَشَرٌ مِّثْلُنَا فَاتِ بِـَٔايَةٖ اِن كُنتَ مِــنَ </text:span><text:span text:style-name="T5">۰</text:span><text:span text:style-name="T2">لصَّـٰدِقِينَؐ </text:span><text:span text:style-name="T3">(154)</text:span><text:span text:style-name="T2"> قَــالَ هَـٰذِهِ” نَاقَةٌ لَّهَا شِرْبٌؐ وَلَكُمْ شِرْبُ يَوْمٍ مَّعْلُومٍؐ </text:span><text:span text:style-name="T3">(155)</text:span><text:span text:style-name="T2"> وَلاَ تَمَسُّوهَا بِسُوٓءٍ فَيَاخُذَكُمْ عَذَابُ يَوْمٖ عَظِيمٍؐ </text:span><text:span text:style-name="T3">(156)</text:span><text:span text:style-name="T2"> فَعَقَرُوهَا فَأَصْبَحُواْ نَـٰدِمِينَ </text:span><text:span text:style-name="T3">(157)</text:span><text:span text:style-name="T2"> فَأَخَذَهُمُ </text:span><text:span text:style-name="T5">۴</text:span><text:span text:style-name="T2">لْعَذَابُؐ إِنَّ فِى ذَ؛لِكَ ءَلاَيَةًؐ وَمَا كَانَ أَكْثَرُهُم مُّومِنِينَؐ </text:span><text:span text:style-name="T3">(158) </text:span><text:span text:style-name="T2">وَإِنَّ رَبَّكَ لَهُوَ </text:span><text:span text:style-name="T5">۰</text:span><text:span text:style-name="T2">لْعَزۣيزُ </text:span><text:span text:style-name="T5">۴</text:span><text:span text:style-name="T2">لرَّحِيمُؐ </text:span><text:span text:style-name="T3">(159)</text:span><text:span text:style-name="T2"> كَذَّبَتْ قَوْمُ لُوطٖ </text:span><text:span text:style-name="T5">۱</text:span><text:span text:style-name="T2">لْمُرْسَلِينَ </text:span><text:span text:style-name="T3">(160)</text:span><text:span text:style-name="T2"> إِذْ قَالَ لَهُمُ; أَخُوهُمْ لُوط٘ اَلاَ تَتَّقُونَ </text:span><text:span text:style-name="T3">(161)</text:span><text:span text:style-name="T2"> إِنِّى لَكُمْ رَسُول٘ اَمِينٌؐ </text:span><text:span text:style-name="T3">(162)</text:span><text:span text:style-name="T2"> فَاتَّقُواْ </text:span><text:span text:style-name="T5">۴</text:span><text:span text:style-name="T2">للَّهَ وَأَطِيعُونِؐ </text:span><text:span text:style-name="T3">(163)</text:span><text:span text:style-name="T2"> وَمَآ أَسْـَٔلُكُمْ عَلَيْهِ مِنَ اَجْرٖؐ اِنَ اَجْرۣيَ إِلاَّ عَلَيٰ رَبِّ </text:span><text:span text:style-name="T5">۱</text:span><text:span text:style-name="T2">لْعَـٰلَمِينَؐ </text:span><text:span text:style-name="T3">(164)</text:span><text:span text:style-name="T2"> أَتَاتُونَ </text:span><text:span text:style-name="T5">۰</text:span><text:span text:style-name="T2">لذُّكْرَانَ مِــنَ </text:span><text:span text:style-name="T5">۰</text:span><text:span text:style-name="T2">لْعَـٰلَمِينَ </text:span><text:span text:style-name="T3">(165)</text:span><text:span text:style-name="T2"> وَتَذَرُونَ مَا خَلَــقَ لَكُمْ رَبُّكُم مِّنَ اَزْوَ؛جِكُمؐ بَــلَ اَنتُمْ قَوْم٘ عَادُونَؐ </text:span><text:span text:style-name="T3">(166)</text:span><text:span text:style-name="T2"> قَالُواْ لَئِن لَّمْ تَنتَهِ يَـٰلُوطُ لَتَكُونَنَّ مِنَ </text:span><text:span text:style-name="T5">۰</text:span><text:span text:style-name="T2">ڤْمُخْرَجِينَؐ </text:span><text:span text:style-name="T3">(167)</text:span><text:span text:style-name="T2"> قَالَ إِنِّى لِعَمَلِكُم مِّنَ </text:span><text:span text:style-name="T5">۰</text:span><text:span text:style-name="T2">لْقَالِينَؐ </text:span><text:span text:style-name="T3">(168)</text:span><text:span text:style-name="T2"> رَبِّ نَجِّنِى وَأَهْلِى مِمَّا يَعْمَلُونَؐ </text:span><text:span text:style-name="T3">(169)</text:span><text:span text:style-name="T2"> فَنَجَّيْنَـٰهُ وَأَهْلَهُ; أَجْمَعِينَ </text:span><text:span text:style-name="T3">(170)</text:span><text:span text:style-name="T2"> إِلاَّ عَجُوزاً فِى </text:span><text:span text:style-name="T5">۱</text:span><text:span text:style-name="T2">لْغَـٰبِـرۣينَ </text:span><text:span text:style-name="T3">(171)</text:span><text:span text:style-name="T2"> ثُمَّ دَمَّرْنَا </text:span><text:span text:style-name="T5">۰</text:span><text:span text:style-name="T2">لاَخَرۣينَؐ </text:span><text:span text:style-name="T3">(172)</text:span><text:span text:style-name="T2"> وَأَمْطَرْنَا عَلَيْهِم مَّطَراًؐ فَسَآءَ مَطَرُ </text:span><text:span text:style-name="T5">۴</text:span><text:span text:style-name="T2">لْمُنذَرۣينَؐ </text:span><text:span text:style-name="T3">(173)</text:span><text:span text:style-name="T2"> إِنَّ فِى ذَ؛لِكَ ءَلاَيَةًؐ وَمَا كَانَ أَكْثَرُهُم مُّومِنِينَؐ </text:span><text:span text:style-name="T3">(174)</text:span><text:span text:style-name="T2"> وَإِنَّ رَبَّــكَ لَهُوَ </text:span><text:span text:style-name="T5">۰</text:span><text:span text:style-name="T2">لْعَزۣيزُ </text:span><text:span text:style-name="T5">۴</text:span><text:span text:style-name="T2">لرَّحِيمُؐ </text:span><text:span text:style-name="T3">(175)</text:span><text:span text:style-name="T2"> كَذَّبَ أَصْحَـٰبُ لَيْكَةَ </text:span><text:span text:style-name="T5">۰</text:span><text:span text:style-name="T2">لْمُرْسَلِينَ </text:span><text:span text:style-name="T3">(176)</text:span><text:span text:style-name="T2"> إِذْ قَالَ لَهُمْ شُعَيْب٘ اَلاَ تَتَّقُونَ </text:span><text:span text:style-name="T3">(177)</text:span><text:span text:style-name="T2"> إِنِّى لَكُمْ رَسُول٘ اَمِيـنٌؐ </text:span><text:span text:style-name="T3">(178)</text:span><text:span text:style-name="T2"> فَاتَّقُواْ </text:span><text:span text:style-name="T5">۴</text:span><text:span text:style-name="T2">للَّهَ وَأَطِيعُونِؐ </text:span><text:span text:style-name="T3">(179)</text:span><text:span text:style-name="T2"> وَمَآ أَسْـَٔلُكُمْ عَلَيْهِ مِنَ اَجْرٖؐ اِنَ اَجْرۣيَ إِلاَّ عَلَيٰ رَبِّ </text:span><text:span text:style-name="T5">۱</text:span><text:span text:style-name="T2">لْعَـٰلَمِينَؐ </text:span><text:span text:style-name="T3">(180) </text:span><text:span text:style-name="T2">© أَوْفُواْ </text:span><text:soft-page-break/><text:span text:style-name="T5">۴</text:span><text:span text:style-name="T2">لْكَيْلَؐ وَلاَ تَكُونُواْ مِــنَ </text:span><text:span text:style-name="T5">۰</text:span><text:span text:style-name="T2">ڤْمُخْسِرۣينَؐ </text:span><text:span text:style-name="T3">(181)</text:span><text:span text:style-name="T2"> وَزۣنُواْ بِالْقُسْطَاسسسِ </text:span><text:span text:style-name="T5">۱</text:span><text:span text:style-name="T2">لْمُسْتَقِيمِؐ </text:span><text:span text:style-name="T3">(182)</text:span><text:span text:style-name="T2"> وَلاَ تَبْخَسُواْ </text:span><text:span text:style-name="T5">۴</text:span><text:span text:style-name="T2">لنَّاسسسَ أَشْيَآءَهُمْؐ وَلاَ تَعْثَوْاْ فِى </text:span><text:span text:style-name="T5">۱</text:span><text:span text:style-name="T2">لاَرْضِ مُفْسِدِينَؐ </text:span><text:span text:style-name="T3">(183)</text:span><text:span text:style-name="T2"> وَاتَّقُواْ </text:span><text:span text:style-name="T5">۴ﻟ﮲</text:span><text:span text:style-name="T2"> خَلَقَكُمْ وَالْجِبِلَّةَ </text:span><text:span text:style-name="T5">۰</text:span><text:span text:style-name="T2">لاَوَّلِينَؐ </text:span><text:span text:style-name="T3">(184)</text:span><text:span text:style-name="T2"> قَالُوٓاْ إِنَّمَآ أَنتَ مِــنَ </text:span><text:span text:style-name="T5">۰</text:span><text:span text:style-name="T2">ڤْمُسَحَّرۣينَ </text:span><text:span text:style-name="T3">(185)</text:span><text:span text:style-name="T2"> وَمَآ أَنــتَ إِلاَّ بَشَرٌ مِّثْلُنَا وَإِن نَّظُنُّــكَ لَمِــنَ </text:span><text:span text:style-name="T5">۰</text:span><text:span text:style-name="T2">لْكَـٰذِبِينَ </text:span><text:span text:style-name="T3">(186)</text:span><text:span text:style-name="T2"> فَأَسْقِطْ عَلَيْنَا كِسْفاً مِّــنَ </text:span><text:span text:style-name="T5">۰</text:span><text:span text:style-name="T2">لسَّمَآءِ ان كُنتَ مِــنَ </text:span><text:span text:style-name="T5">۰</text:span><text:span text:style-name="T2">لصَّـٰدِقِينَؐ </text:span><text:span text:style-name="T3">(187)</text:span><text:span text:style-name="T2"> قَالَ رَبِّــيَ أَعْلَمُ بِمَا تَعْمَلُونَؐ </text:span><text:span text:style-name="T3">(188)</text:span><text:span text:style-name="T2"> فَكَذَّبُوهُ فَأَخَذَهُمْ عَذَابُ يَوْمِ </text:span><text:span text:style-name="T5">۱</text:span><text:span text:style-name="T2">لظُّلَّةِؐ إِنَّهُ„ كَانَ عَذَابَ يَوْمٖ عَظِيمٖؐ </text:span><text:span text:style-name="T3">(189)</text:span><text:span text:style-name="T2"> اِنَّ فِى ذَ؛لِــكَ ءَلاَيَةًؐ وَمَا كَانَ أَكْثَرُهُم مُّومِنِينَؐ </text:span><text:span text:style-name="T3">(190)</text:span><text:span text:style-name="T2"> وَإِنَّ رَبَّكَ لَهُوَ </text:span><text:span text:style-name="T5">۰</text:span><text:span text:style-name="T2">لْعَزۣيزُ </text:span><text:span text:style-name="T5">۴</text:span><text:span text:style-name="T2">لرَّحِيمُؐ </text:span><text:span text:style-name="T3">(191)</text:span><text:span text:style-name="T2"> وَإِنَّهُ„ لَتَنزۣيلُ رَبِّ </text:span><text:span text:style-name="T5">۱</text:span><text:span text:style-name="T2">لْعَـٰلَمِينَؐ </text:span><text:span text:style-name="T3">(192)</text:span><text:span text:style-name="T2"> نَزَلَ بِهِ </text:span><text:span text:style-name="T5">۱</text:span><text:span text:style-name="T2">لرُّوحُ </text:span><text:span text:style-name="T5">۴</text:span><text:span text:style-name="T2">لاَمِينُ </text:span><text:span text:style-name="T3">(193)</text:span><text:span text:style-name="T2"> عَلَــيٰ قَلْبِــكَ لِتَكُونَ مِــنَ </text:span><text:span text:style-name="T5">۰</text:span><text:span text:style-name="T2">لْمُنذِرۣينَ </text:span><text:span text:style-name="T3">(194)</text:span><text:span text:style-name="T2"> بِلِسَانٖ عَرَبِيٍّ مُّبِينٍؐ </text:span><text:span text:style-name="T3">(195)</text:span><text:span text:style-name="T2"> وَإِنَّهُ„ لَفِى زُبُـرۣ </text:span><text:span text:style-name="T5">۱</text:span><text:span text:style-name="T2">لاَوَّلِينَؐ </text:span><text:span text:style-name="T3">(196)</text:span><text:span text:style-name="T2"> أَوَلَمْ يَكُــن لَّهُمُ; ءَايَةٗ اَنْ يَّعْلَمَهُ„ عُلَمَـٰٓؤُاْ بَنِىٓ إِسْرَآءِيلَؐ </text:span><text:span text:style-name="T3">(197)</text:span><text:span text:style-name="T2"> وَلَوْ نَزَّلْنَـٰهُ عَلَيٰ بَعْضِ </text:span><text:span text:style-name="T5">۱</text:span><text:span text:style-name="T2">لاَعْجَمِينَ </text:span><text:span text:style-name="T3">(198)</text:span><text:span text:style-name="T2"> فَقَرَأَهُ„ عَلَيْهِم مَّا كَانُواْ بِهِ” مُومِنِينَؐ </text:span><text:span text:style-name="T3">(199)</text:span><text:span text:style-name="T2"> كَذَ؛لِــكَ سَلَكْنَـٰهُ فِى قُلُوبِ </text:span><text:span text:style-name="T5">۱</text:span><text:span text:style-name="T2">ڤْمُجْرۣمِينَ </text:span><text:span text:style-name="T3">(200) </text:span><text:span text:style-name="T2">لاَ يُومِنُونَ بِهِ” حَتَّيٰ يَرَوُاْ </text:span><text:span text:style-name="T5">۴</text:span><text:span text:style-name="T2">لْعَذَابَ </text:span><text:span text:style-name="T5">۰</text:span><text:span text:style-name="T2">لاَلِيمَ </text:span><text:span text:style-name="T3">(201)</text:span><text:span text:style-name="T2"> فَيَاتِيَهُم بَغْتَةً وَهُمْ لاَ يَشْعُرُونَ </text:span><text:span text:style-name="T3">(202)</text:span><text:span text:style-name="T2"> فَيَقُولُواْ هَلْ نَحْنُ مُنظَرُونَؐ </text:span><text:span text:style-name="T3">(203)</text:span><text:span text:style-name="T2"> أَفَبِعَذَابِنَا يَسْتَعْجِلُونَؐ </text:span><text:span text:style-name="T3">(204)</text:span><text:span text:style-name="T2"> أَفَرَ×يْــتَ إِن مَّتَّعْنَـٰهُمْ سِنِينَ </text:span><text:span text:style-name="T3">(205)</text:span><text:span text:style-name="T2"> ثُمَّ جَآءَهُم مَّا كَانُواْ يُوعَدُونَ </text:span><text:span text:style-name="T3">(206)</text:span><text:span text:style-name="T2"> مَآ أَغْنۭــيٰ عَنْهُم مَّا كَانُواْ يُمَتَّعُونَؐ </text:span><text:span text:style-name="T3">(207)</text:span><text:span text:style-name="T2"> وَمَآ أَهْلَكْنَا مِن قَرْيَةٖ اِلاَّ لَهَا مُنذِرُونَ </text:span><text:span text:style-name="T3">(208)</text:span><text:span text:style-name="T2"> ذِكْرۭيٰؐ وَمَا كُنَّا ظَـٰلِمِينَؐ </text:span><text:span text:style-name="T3">(209)</text:span><text:span text:style-name="T2"> ® وَمَا تَنَزَّلَــتْ بِهِ </text:span><text:span text:style-name="T5">۱</text:span><text:span text:style-name="T2">لشَّيَـٰطِينُ وَمَا يَنۢبَغِى لَهُمْ وَمَا يَسْتَطِيعُونَؐ </text:span><text:span text:style-name="T3">(210)</text:span><text:span text:style-name="T2"> إِنَّهُمْ عَـنِ </text:span><text:span text:style-name="T5">۱</text:span><text:span text:style-name="T2">لسَّمْعِ </text:span><text:soft-page-break/><text:span text:style-name="T2">لَمَعْزُولُونَؐ </text:span><text:span text:style-name="T3">(211)</text:span><text:span text:style-name="T2"> فَلاَ تَدْعُ مَعَ </text:span><text:span text:style-name="T5">۰</text:span><text:span text:style-name="T2">للَّهِ إِچَهاٗ —اخَرَ فَتَكُونَ مِــنَ </text:span><text:span text:style-name="T5">۰</text:span><text:span text:style-name="T2">لْمُعَذَّبِينَؐ </text:span><text:span text:style-name="T3">(212)</text:span><text:span text:style-name="T2"> وَأَنذِرْ عَشِيرَتَكَ </text:span><text:span text:style-name="T5">۰</text:span><text:span text:style-name="T2">لاَقْرَبِينَ </text:span><text:span text:style-name="T3">(213)</text:span><text:span text:style-name="T2"> وَاخْفِـضْ جَنَاحَــكَ لِمَنِ 'تَّبَعَــكَ مِــنَ </text:span><text:span text:style-name="T5">۰</text:span><text:span text:style-name="T2">لْمُومِنِينَؐ </text:span><text:span text:style-name="T3">(214)</text:span><text:span text:style-name="T2"> فَإِنننْ عَصَوْكككَ فَقُـلِ اِنِّى بَرۣىٓءٌ مِّمَّا تَعْمَلُونَؐ </text:span><text:span text:style-name="T3">(215)</text:span><text:span text:style-name="T2"> فَتَوَكَّــلْ عَلَي </text:span><text:span text:style-name="T5">۰</text:span><text:span text:style-name="T2">لْعَزۣيزۣ </text:span><text:span text:style-name="T5">۱</text:span><text:span text:style-name="T2">لرَّحِيمِ </text:span><text:span text:style-name="T3">(216)</text:span><text:span text:style-name="T2"> </text:span><text:span text:style-name="T5">۱ﻟ﮲</text:span><text:span text:style-name="T2"> يَرۭيٰــكَ حِيــنَ تَقُومُ </text:span><text:span text:style-name="T3">(217)</text:span><text:span text:style-name="T2"> وَتَقَلُّبَــكَ فِى </text:span><text:span text:style-name="T5">۱</text:span><text:span text:style-name="T2">ڤسَّـٰجِدِينَؐ </text:span><text:span text:style-name="T3">(218)</text:span><text:span text:style-name="T2"> إِنَّهُ„ هُوَ </text:span><text:span text:style-name="T5">۰</text:span><text:span text:style-name="T2">لسَّمِيعُ </text:span><text:span text:style-name="T5">۴</text:span><text:span text:style-name="T2">لْعَلِيمُؐ </text:span><text:span text:style-name="T3">(219)</text:span><text:span text:style-name="T2"> هَلُ </text:span><text:span text:style-name="T5">۷</text:span><text:span text:style-name="T2">نَبِّيؖكُمْ عَلَيٰ مَن تَنَزَّلُ </text:span><text:span text:style-name="T5">۴</text:span><text:span text:style-name="T2">لشَّيَـٰطِينُ </text:span><text:span text:style-name="T3">(220)</text:span><text:span text:style-name="T2"> تَنَزَّلُ عَلَــيٰ كُــلّۣ أَفَّاكٖ اَثِيمٍ </text:span><text:span text:style-name="T3">(221)</text:span><text:span text:style-name="T2"> يُلْقُونَ </text:span><text:span text:style-name="T5">۰</text:span><text:span text:style-name="T2">لسَّمْعَ وَأَكْثَرُهُمْ كَـٰذِبُونَؐ </text:span><text:span text:style-name="T3">(222)</text:span><text:span text:style-name="T2"> وَالشُّعَرَآءُ يَتْبَعُهُمُ </text:span><text:span text:style-name="T5">۴</text:span><text:span text:style-name="T2">لْغَاوُﹼنَؐ </text:span><text:span text:style-name="T3">(223)</text:span><text:span text:style-name="T2"> أَلَمْ تَرَ أَنَّهُمْ فِى كُلِّ وَادٍ يَهِيمُونَ </text:span><text:span text:style-name="T3">(224)</text:span><text:span text:style-name="T2"> وَأَنَّهُمْ يَقُولُونَ مَا لاَ يَفْعَلُونَؐ </text:span><text:span text:style-name="T3">(225)</text:span><text:span text:style-name="T2"> إِلاَّ </text:span><text:span text:style-name="T5">۰</text:span><text:span text:style-name="T2">لذِيــنَ ءَامَنُواْ وَعَمِلُواْ </text:span><text:span text:style-name="T5">۴</text:span><text:span text:style-name="T2">ڤصَّـٰڤِحَـٰــتِ وَذَكَرُواْ </text:span><text:span text:style-name="T5">۴</text:span><text:span text:style-name="T2">للَّهَ كَثِيراً وَانتَصَرُواْ مِـنۢ بَعْدِ مَا ظُلِمُواْؐ وَسَيَعْلَمُ </text:span><text:span text:style-name="T5">۴</text:span><text:span text:style-name="T2">لذِيــنَ ظَلَمُوٓاْ أَيَّ مُنقَلَــبٍ يَنقَلِبُونَ </text:span><text:span text:style-name="T3">(226)</text:span><text:bookmark-end text:name="__DdeLink__3192_392699726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41:31.776611944</meta:creation-date>
    <dc:date>2025-03-05T11:17:25.234790194</dc:date>
    <meta:editing-duration>PT6M36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8" meta:paragraph-count="2" meta:word-count="1557" meta:character-count="8585" meta:non-whitespace-character-count="7029"/>
  </office:meta>
</office:document-meta>
</file>